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dc52c" officeooo:paragraph-rsid="002dc52c"/>
    </style:style>
    <style:style style:name="P2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1d4f12" officeooo:paragraph-rsid="0021f540"/>
    </style:style>
    <style:style style:name="P3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1d4f12" officeooo:paragraph-rsid="0027875b"/>
    </style:style>
    <style:style style:name="P4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1d4f12" officeooo:paragraph-rsid="002955c3"/>
    </style:style>
    <style:style style:name="P5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1d4f12" officeooo:paragraph-rsid="002a4467"/>
    </style:style>
    <style:style style:name="P6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23802b" officeooo:paragraph-rsid="0023802b"/>
    </style:style>
    <style:style style:name="P7" style:family="paragraph" style:parent-style-name="Text_20_body">
      <style:text-properties fo:font-size="10pt" officeooo:rsid="001d4f12" officeooo:paragraph-rsid="002c8ab3" style:font-size-asian="10pt" style:font-size-complex="10pt"/>
    </style:style>
    <style:style style:name="P8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1d4f12" officeooo:paragraph-rsid="003043a2"/>
    </style:style>
    <style:style style:name="T1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20108d" style:font-size-asian="9.60000038146973pt" style:font-weight-asian="normal" style:font-size-complex="11pt" style:font-weight-complex="normal"/>
    </style:style>
    <style:style style:name="T3" style:family="text">
      <style:text-properties fo:font-size="11pt" style:text-underline-style="none" fo:font-weight="normal" officeooo:rsid="0021f540" style:font-size-asian="9.60000038146973pt" style:font-weight-asian="normal" style:font-size-complex="11pt" style:font-weight-complex="normal"/>
    </style:style>
    <style:style style:name="T4" style:family="text">
      <style:text-properties fo:font-size="11pt" style:text-underline-style="none" fo:font-weight="normal" officeooo:rsid="00239003" style:font-size-asian="9.60000038146973pt" style:font-weight-asian="normal" style:font-size-complex="11pt" style:font-weight-complex="normal"/>
    </style:style>
    <style:style style:name="T5" style:family="text">
      <style:text-properties fo:font-size="11pt" style:text-underline-style="none" fo:font-weight="normal" officeooo:rsid="0024e747" style:font-size-asian="9.60000038146973pt" style:font-weight-asian="normal" style:font-size-complex="11pt" style:font-weight-complex="normal"/>
    </style:style>
    <style:style style:name="T6" style:family="text">
      <style:text-properties fo:font-size="11pt" style:text-underline-style="none" fo:font-weight="normal" officeooo:rsid="0027875b" style:font-size-asian="9.60000038146973pt" style:font-weight-asian="normal" style:font-size-complex="11pt" style:font-weight-complex="normal"/>
    </style:style>
    <style:style style:name="T7" style:family="text">
      <style:text-properties fo:font-size="11pt" style:text-underline-style="none" fo:font-weight="normal" officeooo:rsid="002955c3" style:font-size-asian="9.60000038146973pt" style:font-weight-asian="normal" style:font-size-complex="11pt" style:font-weight-complex="normal"/>
    </style:style>
    <style:style style:name="T8" style:family="text">
      <style:text-properties fo:font-size="11pt" style:text-underline-style="none" fo:font-weight="normal" officeooo:rsid="002f07a4" style:font-size-asian="9.60000038146973pt" style:font-weight-asian="normal" style:font-size-complex="11pt" style:font-weight-complex="normal"/>
    </style:style>
    <style:style style:name="T9" style:family="text">
      <style:text-properties fo:font-size="11pt" fo:font-style="italic" style:text-underline-style="none" fo:font-weight="normal" officeooo:rsid="00239003" style:font-size-asian="9.60000038146973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size="11pt" fo:font-style="italic" style:text-underline-style="none" fo:font-weight="normal" officeooo:rsid="002955c3" style:font-size-asian="9.60000038146973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size="11pt" fo:font-style="italic" style:text-underline-style="none" fo:font-weight="normal" officeooo:rsid="0027875b" style:font-size-asian="9.60000038146973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size="11pt" fo:font-style="italic" style:text-underline-style="none" fo:font-weight="normal" officeooo:rsid="002a4467" style:font-size-asian="9.60000038146973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size="11pt" fo:font-style="italic" style:text-underline-style="none" fo:font-weight="normal" officeooo:rsid="003043a2" style:font-size-asian="9.60000038146973pt" style:font-style-asian="italic" style:font-weight-asian="normal" style:font-size-complex="11pt" style:font-style-complex="italic" style:font-weight-complex="normal"/>
    </style:style>
    <style:style style:name="T14" style:family="text">
      <style:text-properties fo:font-size="11pt" fo:font-style="normal" style:text-underline-style="none" fo:font-weight="normal" officeooo:rsid="002955c3" style:font-size-asian="9.60000038146973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style:text-underline-style="none" fo:font-weight="normal" officeooo:rsid="002a4467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3043a2" style:font-size-asian="9.60000038146973pt" style:font-style-asian="normal" style:font-weight-asian="norm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OP eksamensopgave 2017</text:h>
      <text:p text:style-name="P2"><text:span text:style-name="T2">Der er blevet antaget at bruger- og produktkatalogerne vil fungere som databaser. Der bliver derfor ud fra dem lavet statiske lister og instanser, så de vil kunne blive brugt i hele programmet, som man normalt vil kunne med en database. Hver gang der bliver lavet en ændring i en af listerne bliver der også sørget for at kataloget bliver opdateret, så alt vil være </text:span><text:span text:style-name="T3">opdateret</text:span><text:span text:style-name="T2"> næste gang programmet startes.</text:span></text:p>
      <text:p text:style-name="P6"><text:span text:style-name="T2">D</text:span><text:span text:style-name="T1">et er også blevet antaget at de allerede opgivede id-værdier ikke har nogen betydning, da de bliver ændret som de bliver </text:span><text:span text:style-name="T8">instantiseret</text:span><text:span text:style-name="T1">. Det bliver ud fra dette antaget at der ikke vil ske rækkefølge ændringer i nogen af filerne, da det vil ødelægge systemerne når listerne bliver indlæst.</text:span></text:p>
      <text:p text:style-name="P3"><text:span text:style-name="T4">Når listerne bliver indlæst bliver der også oprettet instanser, som bliver tjekket om de opfylder de opstillede krav. Hvis de ikke gør det vil der blive kastet en </text:span><text:span text:style-name="T9">exception</text:span><text:span text:style-name="T4">, der er dog ikke sat et </text:span><text:span text:style-name="T9">try-catch</text:span><text:span text:style-name="T4"> statement op under indlæsningen, så programmet vil derfor crashe hvis der findes fejl under instantiering. </text:span><text:span text:style-name="T5">Grundet dette bliver der også antaget at der ikke er fejl i katalogerne.</text:span></text:p>
      <text:p text:style-name="P4"><text:span text:style-name="T6">Der er mulighed for at bruge alle admin kommandoerne fra </text:span><text:span text:style-name="T7">mit </text:span><text:span text:style-name="T10">d</text:span><text:span text:style-name="T11">ictionary</text:span><text:span text:style-name="T6"> bortset fra </text:span><text:span text:style-name="T11">:q</text:span><text:span text:style-name="T6">, </text:span><text:span text:style-name="T11">:quit</text:span><text:span text:style-name="T6">, da kaldet til </text:span><text:span text:style-name="T11">close()</text:span><text:span text:style-name="T6"> funktionen ikke ændre </text:span><text:span text:style-name="T11">_running </text:span><text:span text:style-name="T6">variablen. Den er i stedet blevet implementeret ved at der bliver kigget om kommandoen er en af de to før den bliver parset til </text:span><text:span text:style-name="T10">kontrolleren</text:span><text:span text:style-name="T6">, hvor </text:span><text:span text:style-name="T11">close()</text:span><text:span text:style-name="T6"> derfor kan blive kaldet og systemet slukket.</text:span></text:p>
      <text:p text:style-name="P4"><text:span text:style-name="T10">UserBalanceNotification</text:span><text:span text:style-name="T14"> eventet er ikke blevet implementeret, men er blevet erstattet af en function som bliver kaldt hver gang der bliver lavet ændringer i brugerens </text:span><text:span text:style-name="T10">Balance</text:span><text:span text:style-name="T14">.</text:span></text:p>
      <text:p text:style-name="P5"><text:span text:style-name="T14">Det er kun muligt at kalde en person på brugerens </text:span><text:span text:style-name="T10">Username</text:span><text:span text:style-name="T14">. Det er valgt da det er den eneste ting, som definere personen.</text:span></text:p>
      <text:p text:style-name="P8"><text:span text:style-name="T15">Sammenbindingen mellem de enkelte </text:span><text:span text:style-name="T12">Stregsystem</text:span><text:span text:style-name="T15">-klasser sker ikke i </text:span><text:span text:style-name="T12">Main</text:span><text:span text:style-name="T15">, men der bliver oprettet en instans når de skal bruges, hvilket burde optimeres, da det kræver ekstra resurser.</text:span></text:p>
      <text:p text:style-name="P8"><text:span text:style-name="T16">Der er ikke oprettet kataloger til </text:span><text:span text:style-name="T13">SeasonProducts </text:span><text:span text:style-name="T16">eller de tre transaktions klasser, de bliver derfor ikke gemt efter programmet slukkes.</text:span><text:line-break/></text:p>
      <text:h text:style-name="Heading_20_3" text:outline-level="3">Kilder</text:h>
      <text:p text:style-name="P7"><text:a xlink:type="simple" xlink:href="https://msdn.microsoft.com/en-us/library/ms173160.aspx" text:style-name="Internet_20_link" text:visited-style-name="Visited_20_Internet_20_Link">https://msdn.microsoft.com/en-us/library/ms173160.aspx</text:a><text:line-break/><text:a xlink:type="simple" xlink:href="https://msdn.microsoft.com/en-us/library/87cdya3t(v=vs.110).aspx" text:style-name="Internet_20_link" text:visited-style-name="Visited_20_Internet_20_Link">https://msdn.microsoft.com/en-us/library/87cdya3t(v=vs.110).aspx</text:a><text:line-break/><text:a xlink:type="simple" xlink:href="https://msdn.microsoft.com/da-dk/library/98f28cdx.aspx" text:style-name="Internet_20_link" text:visited-style-name="Visited_20_Internet_20_Link">https://msdn.microsoft.com/da-dk/library/98f28cdx.aspx</text:a><text:line-break/><text:a xlink:type="simple" xlink:href="https://msdn.microsoft.com/en-us/library/bb882516.aspx" text:style-name="Internet_20_link" text:visited-style-name="Visited_20_Internet_20_Link">https://msdn.microsoft.com/en-us/library/bb882516.aspx</text:a> <text:line-break/><text:a xlink:type="simple" xlink:href="https://msdn.microsoft.com/en-us/library/twcw2f1c(v=vs.110).aspx" text:style-name="Internet_20_link" text:visited-style-name="Visited_20_Internet_20_Link">https://msdn.microsoft.com/en-us/library/twcw2f1c(v=vs.110).aspx</text:a><text:line-break/> <text:a xlink:type="simple" xlink:href="https://msdn.microsoft.com/en-us/library/system.object.tostring(v=vs.110).aspx" text:style-name="Internet_20_link" text:visited-style-name="Visited_20_Internet_20_Link">https://msdn.microsoft.com/en-us/library/system.object.tostring(v=vs.110).aspx</text:a><text:line-break/><text:a xlink:type="simple" xlink:href="https://social.msdn.microsoft.com/Forums/vstudio/en-US/2b6b2c53-4497-4f26-bec1-0aae5073bca9/inconsistent-accessibility-parameter-type-x-is-less-accessible-than-method-y?forum=csharpgeneral" text:style-name="Internet_20_link" text:visited-style-name="Visited_20_Internet_20_Link">https://social.msdn.microsoft.com/Forums/vstudio/en-US/2b6b2c53-4497-4f26-bec1-0aae5073bca9/inconsistent-accessibility-parameter-type-x-is-less-accessible-than-method-y?forum=csharpgeneral</text:a> <text:line-break/><text:a xlink:type="simple" xlink:href="https://social.msdn.microsoft.com/Forums/vstudio/en-US/0271c11d-4cf3-452b-af65-6c06473669fb/adding-row-into-existing-csv-file-using-c?forum=csharpgeneral" text:style-name="Internet_20_link" text:visited-style-name="Visited_20_Internet_20_Link">https://social.msdn.microsoft.com/Forums/vstudio/en-US/0271c11d-4cf3-452b-af65-6c06473669fb/adding-row-into-existing-csv-file-using-c?forum=csharpgeneral</text:a><text:line-break/><text:a xlink:type="simple" xlink:href="http://stackoverflow.com/questions/6810090/c-sharp-not-all-code-paths-return-a-value-try-catch" text:style-name="Internet_20_link" text:visited-style-name="Visited_20_Internet_20_Link">http://stackoverflow.com/questions/6810090/c-sharp-not-all-code-paths-return-a-value-try-catch</text:a><text:line-break/><text:a xlink:type="simple" xlink:href="http://stackoverflow.com/a/5344836" text:style-name="Internet_20_link" text:visited-style-name="Visited_20_Internet_20_Link">http://stackoverflow.com/a/5344836</text:a><text:line-break/><text:a xlink:type="simple" xlink:href="http://stackoverflow.com/a/10883477" text:style-name="Internet_20_link" text:visited-style-name="Visited_20_Internet_20_Link">http://stackoverflow.com/a/10883477</text:a><text:line-break/><text:a xlink:type="simple" xlink:href="http://stackoverflow.com/questions/4233536/c-sharp-store-functions-in-a-dictionary" text:style-name="Internet_20_link" text:visited-style-name="Visited_20_Internet_20_Link">http://stackoverflow.com/questions/4233536/c-sharp-store-functions-in-a-dictionary</text:a> <text:a xlink:type="simple" xlink:href="http://stackoverflow.com/questions/2896715/dictionary-with-delegate-or-switch" text:style-name="Internet_20_link" text:visited-style-name="Visited_20_Internet_20_Link">http://stackoverflow.com/questions/2896715/dictionary-with-delegate-or-switch</text:a><text:line-break/><text:a xlink:type="simple" xlink:href="http://stackoverflow.com/a/21099511" text:style-name="Internet_20_link" text:visited-style-name="Visited_20_Internet_20_Link">http://stackoverflow.com/a/21099511</text:a><text:line-break/> <text:a xlink:type="simple" xlink:href="http://stackoverflow.com/a/1177897" text:style-name="Internet_20_link" text:visited-style-name="Visited_20_Internet_20_Link">http://stackoverflow.com/a/1177897</text:a><text:line-break/><text:a xlink:type="simple" xlink:href="http://stackoverflow.com/questions/2829873/how-can-i-detect-if-this-dictionary-key-exists-in-c" text:style-name="Internet_20_link" text:visited-style-name="Visited_20_Internet_20_Link">http://stackoverflow.com/questions/2829873/how-can-i-detect-if-this-dictionary-key-exists-in-c</text:a><text:line-break/><text:soft-page-break/><text:a xlink:type="simple" xlink:href="https://www.codeproject.com/Articles/415732/Reading-and-Writing-CSV-Files-in-Csharp" text:style-name="Internet_20_link" text:visited-style-name="Visited_20_Internet_20_Link">https://www.codeproject.com/Articles/415732/Reading-and-Writing-CSV-Files-in-Csharp</text:a><text:line-break/><text:a xlink:type="simple" xlink:href="https://www.codeproject.com/Answers/384264/How-to-read-from-csv-file-using-csharp#answer2" text:style-name="Internet_20_link" text:visited-style-name="Visited_20_Internet_20_Link">https://www.codeproject.com/Answers/384264/How-to-read-from-csv-file-using-csharp#answer2</text:a><text:line-break/><text:a xlink:type="simple" xlink:href="https://www.codeproject.com/Articles/415732/Reading-and-Writing-CSV-Files-in-Csharp" text:style-name="Internet_20_link" text:visited-style-name="Visited_20_Internet_20_Link">https://www.codeproject.com/Articles/415732/Reading-and-Writing-CSV-Files-in-Csharp</text:a><text:line-break/><text:a xlink:type="simple" xlink:href="https://www.tutorialspoint.com/csharp/csharp_delegates.htm" text:style-name="Internet_20_link" text:visited-style-name="Visited_20_Internet_20_Link">https://www.tutorialspoint.com/csharp/csharp_delegates.ht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dc52c" officeooo:paragraph-rsid="002dc52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nas Rechnitzer Eriksen</text:p>
        <text:p text:style-name="MP1">20143928</text:p>
        <text:p text:style-name="MP1">jrer14@student.aau.d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02:36:19.884000000</meta:creation-date>
    <dc:date>2017-05-05T04:42:39.475000000</dc:date>
    <meta:editing-duration>PT1H3M27S</meta:editing-duration>
    <meta:editing-cycles>13</meta:editing-cycles>
    <meta:generator>LibreOffice/5.3.2.2$Windows_x86 LibreOffice_project/6cd4f1ef626f15116896b1d8e1398b56da0d0ee1</meta:generator>
    <meta:document-statistic meta:table-count="0" meta:image-count="0" meta:object-count="0" meta:page-count="2" meta:paragraph-count="14" meta:word-count="363" meta:character-count="3657" meta:non-whitespace-character-count="3303"/>
  </office:meta>
</office:document-meta>
</file>